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exusSans" svg:font-family="NexusSans, Arial, Helvetica, 'Lucida Sans Unicode', 'Microsoft Sans Serif', 'Segoe UI Symbol', STIXGeneral, 'Cambria Math', 'Arial Unicode MS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11919e" style:font-weight-asian="bold" style:font-weight-complex="bold"/>
    </style:style>
    <style:style style:name="P3" style:family="paragraph" style:parent-style-name="Standard">
      <style:text-properties fo:font-weight="bold" officeooo:rsid="0012400e" officeooo:paragraph-rsid="0012400e" style:font-weight-asian="bold" style:font-weight-complex="bold"/>
    </style:style>
    <style:style style:name="P4" style:family="paragraph" style:parent-style-name="Standard">
      <style:text-properties fo:font-weight="bold" officeooo:paragraph-rsid="0010c45b"/>
    </style:style>
    <style:style style:name="P5" style:family="paragraph" style:parent-style-name="Standard">
      <style:text-properties officeooo:paragraph-rsid="0011fbc0"/>
    </style:style>
    <style:style style:name="T1" style:family="text">
      <style:text-properties fo:font-weight="normal" officeooo:rsid="000e9370" style:font-weight-asian="normal" style:font-weight-complex="normal"/>
    </style:style>
    <style:style style:name="T2" style:family="text">
      <style:text-properties fo:font-weight="normal" officeooo:rsid="000ed186" style:font-weight-asian="normal" style:font-weight-complex="normal"/>
    </style:style>
    <style:style style:name="T3" style:family="text">
      <style:text-properties fo:font-weight="normal" officeooo:rsid="000ee23a" style:font-weight-asian="normal" style:font-weight-complex="normal"/>
    </style:style>
    <style:style style:name="T4" style:family="text">
      <style:text-properties fo:font-weight="normal" officeooo:rsid="000f4725" style:font-weight-asian="normal" style:font-weight-complex="normal"/>
    </style:style>
    <style:style style:name="T5" style:family="text">
      <style:text-properties fo:font-weight="normal" officeooo:rsid="0010c45b" style:font-weight-asian="normal" style:font-weight-complex="normal"/>
    </style:style>
    <style:style style:name="T6" style:family="text">
      <style:text-properties fo:font-weight="normal" officeooo:rsid="0011919e" style:font-weight-asian="normal" style:font-weight-complex="normal"/>
    </style:style>
    <style:style style:name="T7" style:family="text">
      <style:text-properties fo:font-weight="normal" officeooo:rsid="0011fbc0" style:font-weight-asian="normal" style:font-weight-complex="normal"/>
    </style:style>
    <style:style style:name="T8" style:family="text">
      <style:text-properties fo:font-variant="normal" fo:text-transform="none" fo:color="#2e2e2e" loext:opacity="100%" style:font-name="Liberation Serif" fo:font-size="12pt" fo:letter-spacing="normal" fo:font-style="normal" fo:font-weight="normal" officeooo:rsid="000ed186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2e2e2e" loext:opacity="100%" style:font-name="Liberation Serif" fo:font-size="12pt" fo:letter-spacing="normal" fo:font-style="normal" fo:font-weight="normal" officeooo:rsid="000ed186" style:font-size-asian="12pt" style:font-weight-asian="normal" style:font-size-complex="12pt" style:font-weight-complex="normal" loext:padding="0cm" loext:border="none"/>
    </style:style>
    <style:style style:name="T10" style:family="text">
      <style:text-properties fo:font-variant="normal" fo:text-transform="none" fo:color="#dcddde" loext:opacity="100%" style:font-name="Whitney" fo:font-size="12pt" fo:letter-spacing="normal" fo:font-style="normal" fo:font-weight="normal"/>
    </style:style>
    <style:style style:name="T11" style:family="text">
      <style:text-properties fo:font-variant="normal" fo:text-transform="none" fo:color="#dcddde" loext:opacity="100%" fo:letter-spacing="normal"/>
    </style:style>
    <style:style style:name="T12" style:family="text">
      <style:text-properties fo:font-variant="normal" fo:text-transform="none" fo:color="#000000" loext:opacity="100%" style:font-name="Whitney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ed186" style:font-weight-asian="normal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1fbc0"/>
    </style:style>
    <style:style style:name="T16" style:family="text">
      <style:text-properties fo:font-variant="normal" fo:text-transform="none" fo:color="#000000" loext:opacity="100%" style:font-name="Liberation Serif" fo:letter-spacing="normal"/>
    </style:style>
    <style:style style:name="T17" style:family="text">
      <style:text-properties fo:font-variant="normal" fo:text-transform="none" fo:color="#000000" loext:opacity="100%" fo:letter-spacing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1fbc0" style:font-weight-asian="bold" style:font-weight-complex="bold"/>
    </style:style>
    <style:style style:name="T20" style:family="text">
      <style:text-properties style:font-name="Liberation Serif" fo:font-size="12pt" fo:font-weight="normal" officeooo:rsid="000ed186" style:font-size-asian="12pt" style:font-weight-asian="normal" style:font-size-complex="12pt" style:font-weight-complex="normal"/>
    </style:style>
    <style:style style:name="T21" style:family="text">
      <style:text-properties style:font-weight-asian="bold" style:font-weight-complex="bold"/>
    </style:style>
    <style:style style:name="T22" style:family="text">
      <style:text-properties officeooo:rsid="001191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abriel R. Munhoz 106802</text:p>
      <text:p text:style-name="P1">1. O que são biorreatores?</text:p>
      <text:p text:style-name="P1"><text:tab/><text:span text:style-name="T1">Biorreatores são </text:span><text:span text:style-name="T2">equipamentos que conseguem transformar matérias-primas em produtos utilizando agentes biológicos como células, enzimas ou microorganismos.</text:span></text:p>
      <text:p text:style-name="P1">2. Qual a necessidade de utilização de biorreatores em processos biotecnológicos?</text:p>
      <text:p text:style-name="P1"><text:tab/><text:span text:style-name="T7">O uso de biorreatores em processos biotecnológicos apresenta inúmeras vantagens, algumas delas são segurança, qualidade e confiabilidade e melhor controle dos processos que estão realizando, além de um menor custo e maior produtividade.</text:span></text:p>
      <text:p text:style-name="P1">3. Como podem ser classificados os diferentes tipos de biorreatores, segundo</text:p>
      <text:p text:style-name="P1">Schmidell e Facciotti (Cap.8 Vol.2 – Biotecnologia Industrial).</text:p>
      <text:p text:style-name="P4"><text:span text:style-name="T21"><text:tab/></text:span><text:span text:style-name="T14">Podem ser classificados em: </text:span></text:p>
      <text:p text:style-name="P4"><text:span text:style-name="T14"><text:tab/>• Reatores em fase aquosa (fermentação submersa) (Células/enzimas livres) Reatores agitados mecanicamente Reatores agitados pneumaticamente Reatores de fluxo pistonado (Células/enzimas imobilizadas em suportes) Reatores com leito fixo Reatores com leito fluidizado (Células/enzimas confinadas entre membranas) Reatores com membranas planas Reatores de fibra oca.</text:span></text:p>
      <text:p text:style-name="P4"><text:span text:style-name="T14"><text:tab/>• Reatores em fase não-aquosa (fermentação semi-sólida) Reatores estáticos Reatores com agitação Reatores com leito fixo Reatores com leito fluidizado gás-sólido.</text:span></text:p>
      <text:p text:style-name="P1">4. Encontre na literatura exemplos de:</text:p>
      <text:p text:style-name="P1"><text:tab/>a. Fermentações utilizando biorreatores mecanicamente agitados (Stirred</text:p>
      <text:p text:style-name="P1"><text:tab/>Tank Reactor);</text:p>
      <text:p text:style-name="Standard"><text:span text:style-name="T18"><text:tab/><text:tab/></text:span><text:span text:style-name="T2">Um exemplo de utilização de stirred tank reactor é a produção de hidrogênio a partir de cultura de fermentação de sucrose</text:span><text:span text:style-name="T20"> </text:span><text:span text:style-name="T8">(</text:span><text:span text:style-name="T9">Chen and Lin, 2003</text:span><text:span text:style-name="T8">).</text:span></text:p>
      <text:p text:style-name="P1"><text:tab/>b. Reatores de colunas de bolhas (bubble column);</text:p>
      <text:p text:style-name="P1"><text:tab/><text:tab/><text:span text:style-name="T3">Um exemplo de fermentação em um reator do tipo coluna de bolhas é a produção de biomassa a partir de soro de leite e levedura Trichosporon.</text:span></text:p>
      <text:p text:style-name="P1"><text:tab/>c. Reatores de leito fixo (fixed bed);</text:p>
      <text:p text:style-name="P1"><text:tab/><text:tab/><text:span text:style-name="T3">Os reatores de leito fixo são muito utilizados em hidroprocessamento e fazem com que sejam amplamente úteis na indústria do petróleo</text:span><text:span text:style-name="T4">.</text:span></text:p>
      <text:p text:style-name="P1"><text:tab/>d. Reatores de fibra oca (rollow fiber);</text:p>
      <text:p text:style-name="P1"><text:tab/><text:tab/><text:span text:style-name="T4">Um exemplo de utilização do rollow fiber reactor é na criação de anticorpos a partir de células de mamíferos.</text:span></text:p>
      <text:p text:style-name="P1"><text:tab/>e. Reatores de bandeja.</text:p>
      <text:p text:style-name="Standard"><text:span text:style-name="T18"><text:tab/><text:tab/></text:span><text:span text:style-name="T5">Os reatores de bandeja são utilizados em aplicações como por exemplo, estudo da poligalacturonase em um substrato de cascas de manga ou resíduos de maracujá.</text:span></text:p>
      <text:p text:style-name="P1">5. Quais são as principais formas de condução de processos fermentativos?</text:p>
      <text:p text:style-name="P1">Explique-as.</text:p>
      <text:p text:style-name="P1"><text:tab/><text:span text:style-name="T6">Condução</text:span><text:span text:style-name="T22"> </text:span><text:span text:style-name="T6">Contínua – Substrato com concentração constante, é adicionado continuamente para manter sua concentração.</text:span></text:p>
      <text:p text:style-name="P1"><text:span text:style-name="T6"><text:tab/>Condução Descontínua Simples – Substrato adicionado apenas 1 vez com inóculo.</text:span></text:p>
      <text:p text:style-name="P2"><text:span text:style-name="T6"><text:tab/>Condução Descontínua Alimentada – Substrato adicionado poucas vez e de forma descontínua, não há concentração de substrato constante no meio.</text:span></text:p>
      <text:p text:style-name="P2"><text:span text:style-name="T6"><text:tab/>Condução Semicontínua – São realizadas reposições periódicas do substrato para que possa controlar problemas com fermentação contínua.</text:span></text:p>
      <text:p text:style-name="P1">6. Diferencie reatores ideais de não-ideais.</text:p>
      <text:p text:style-name="P1"><text:tab/><text:span text:style-name="T4">Reator ideal é um reator que gera misturas perfeitas e que foi modelado e perfeitamente ajustado para um certo tipo de uso com materiais específicos, já o reator não-ideal é um reator mais genérico que necessita de um tratamento matemático por causa das peculiaridades de cada reação.</text:span></text:p>
      <text:p text:style-name="P1">7. Quais as considerações feitas no desenvolvimento do balanço molar do reator</text:p>
      <text:p text:style-name="P1">tubular?</text:p>
      <text:p text:style-name="P5"><text:soft-page-break/><text:span text:style-name="T18"><text:tab/></text:span><text:span text:style-name="T7">As considerações feitas no desenvolvimento do balanço molar do reator tubular são: </text:span><text:span text:style-name="T13">Condição de fluxo ideal, </text:span><text:span text:style-name="T15">a</text:span><text:span text:style-name="T13">usência de efeitos inibitórios, </text:span><text:span text:style-name="T15">r</text:span><text:span text:style-name="T13">eação irreversível </text:span><text:span text:style-name="T15">e</text:span><text:span text:style-name="T13"> </text:span><text:span text:style-name="T15">r</text:span><text:span text:style-name="T13">eação S -&gt; P </text:span><text:span text:style-name="T15">que obedece o modelo de Michaelis-Menten</text:span><text:span text:style-name="T13">.</text:span></text:p>
      <text:p text:style-name="P1">8. Por que a medição da concentração de enzima livre no meio de cultivo é de</text:p>
      <text:p text:style-name="P1">difícil precisão? Como prefere-se conduzir o controle da concentração da</text:p>
      <text:p text:style-name="P1">enzima?</text:p>
      <text:p text:style-name="P1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exusSans" svg:font-family="NexusSans, Arial, Helvetica, 'Lucida Sans Unicode', 'Microsoft Sans Serif', 'Segoe UI Symbol', STIXGeneral, 'Cambria Math', 'Arial Unicode MS'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2T15:28:42.518774148</meta:creation-date>
    <dc:date>2021-10-22T16:46:36.826425490</dc:date>
    <meta:editing-duration>PT55M33S</meta:editing-duration>
    <meta:editing-cycles>6</meta:editing-cycles>
    <meta:generator>LibreOffice/7.2.2.2$Linux_X86_64 LibreOffice_project/20$Build-2</meta:generator>
    <meta:document-statistic meta:table-count="0" meta:image-count="0" meta:object-count="0" meta:page-count="2" meta:paragraph-count="37" meta:word-count="509" meta:character-count="3533" meta:non-whitespace-character-count="3026"/>
  </office:meta>
</office:document-meta>
</file>